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2年(西元1983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463380.3166652" calcext:value-type="float">
            <text:p><text:s/>1,463,380 <text:s/></text:p>
          </table:table-cell>
          <table:table-cell table:style-name="ce49" office:value-type="float" office:value="183851.036539601" calcext:value-type="float">
            <text:p><text:s/>183,851 <text:s/></text:p>
          </table:table-cell>
          <table:table-cell table:style-name="ce49" office:value-type="float" office:value="2052213.96345816" calcext:value-type="float">
            <text:p><text:s/>2,052,214 <text:s/></text:p>
          </table:table-cell>
          <table:table-cell table:number-columns-repeated="6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456669.59333333" calcext:value-type="float">
            <text:p><text:s/>4,456,670 <text:s/></text:p>
          </table:table-cell>
          <table:table-cell table:style-name="ce50" office:value-type="float" office:value="2623717" calcext:value-type="float">
            <text:p><text:s/>2,623,717 <text:s/></text:p>
          </table:table-cell>
          <table:table-cell table:style-name="ce50" office:value-type="float" office:value="3746649" calcext:value-type="float">
            <text:p><text:s/>3,746,6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9394" calcext:value-type="float">
            <text:p><text:s/>19,39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6727" calcext:value-type="float">
            <text:p><text:s/>6,72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8649" calcext:value-type="float">
            <text:p><text:s/>8,64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166259.602034797" calcext:value-type="float">
            <text:p><text:s/>-166,260 <text:s/></text:p>
          </table:table-cell>
          <table:table-cell table:style-name="ce50" office:value-type="float" office:value="144775.036539601" calcext:value-type="float">
            <text:p><text:s/>144,775 <text:s/></text:p>
          </table:table-cell>
          <table:table-cell table:style-name="ce50" office:value-type="float" office:value="-450755.036541837" calcext:value-type="float">
            <text:p><text:s/>-450,75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988.1531" calcext:value-type="float">
            <text:p><text:s/>5,98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6079582.51203333" calcext:value-type="float">
            <text:p><text:s/>6,079,583 <text:s/></text:p>
          </table:table-cell>
          <table:table-cell table:style-name="ce51" office:value-type="float" office:value="2662793" calcext:value-type="float">
            <text:p><text:s/>2,662,793 <text:s/></text:p>
          </table:table-cell>
          <table:table-cell table:style-name="ce51" office:value-type="float" office:value="6249618" calcext:value-type="float">
            <text:p><text:s/>6,249,61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4756.8469" calcext:value-type="float">
            <text:p><text:s/>4,757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958.066666666644" calcext:value-type="float">
            <text:p><text:s/>958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5339846.10041111" calcext:value-type="float">
            <text:p><text:s/>5,339,846 <text:s/></text:p>
          </table:table-cell>
          <table:table-cell table:style-name="ce50" office:value-type="float" office:value="2662793" calcext:value-type="float">
            <text:p><text:s/>2,662,793 <text:s/></text:p>
          </table:table-cell>
          <table:table-cell table:style-name="ce50" office:value-type="float" office:value="3123434" calcext:value-type="float">
            <text:p><text:s/>3,123,4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14021.3091" calcext:value-type="float">
            <text:p><text:s/>1,614,02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014893.35777778" calcext:value-type="float">
            <text:p><text:s/>2,014,893 <text:s/></text:p>
          </table:table-cell>
          <table:table-cell table:style-name="ce50" office:value-type="float" office:value="2662793" calcext:value-type="float">
            <text:p><text:s/>2,662,79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662" calcext:value-type="float">
            <text:p><text:s/>14,66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1243946.1293" calcext:value-type="float">
            <text:p><text:s/>1,243,94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599359.3091" calcext:value-type="float">
            <text:p><text:s/>1,599,35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994142.21333333" calcext:value-type="float">
            <text:p><text:s/>1,994,1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23434" calcext:value-type="float">
            <text:p><text:s/>3,123,43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86864.4" calcext:value-type="float">
            <text:p><text:s/>86,864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071647.12222222" calcext:value-type="float">
            <text:p><text:s/>2,071,64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031461" calcext:value-type="float">
            <text:p><text:s/>2,031,46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2071647.12222222" calcext:value-type="float">
            <text:p><text:s/>2,071,64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031461" calcext:value-type="float">
            <text:p><text:s/>2,031,46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160593.662222222" calcext:value-type="float">
            <text:p><text:s/>160,59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5044" calcext:value-type="float">
            <text:p><text:s/>215,04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445" calcext:value-type="float">
            <text:p><text:s/>9,44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5251.26222222222" calcext:value-type="float">
            <text:p><text:s/>5,25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024" calcext:value-type="float">
            <text:p><text:s/>8,02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155337.733333333" calcext:value-type="float">
            <text:p><text:s/>155,33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7020" calcext:value-type="float">
            <text:p><text:s/>207,0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439" calcext:value-type="float">
            <text:p><text:s/>9,43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4.66666666666667" calcext:value-type="float">
            <text:p><text:s/>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6" calcext:value-type="float">
            <text:p><text:s/>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1003.99203333333" calcext:value-type="float">
            <text:p><text:s/>1,004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290.8469" calcext:value-type="float">
            <text:p><text:s/>1,291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2648827.81292222" calcext:value-type="float">
            <text:p><text:s/>2,648,828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911140" calcext:value-type="float">
            <text:p><text:s/>2,911,140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411460.6909" calcext:value-type="float">
            <text:p><text:s/>411,461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2648827.81292222" calcext:value-type="float">
            <text:p><text:s/>2,648,828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911140" calcext:value-type="float">
            <text:p><text:s/>2,911,140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411460.6909" calcext:value-type="float">
            <text:p><text:s/>411,461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541080.46958889" calcext:value-type="float">
            <text:p><text:s/>2,541,0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53599" calcext:value-type="float">
            <text:p><text:s/>2,753,5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10700.6909" calcext:value-type="float">
            <text:p><text:s/>410,70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28846.6022222222" calcext:value-type="float">
            <text:p><text:s/>28,84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4078" calcext:value-type="float">
            <text:p><text:s/>44,07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0908.0466666667" calcext:value-type="float">
            <text:p><text:s/>10,9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538" calcext:value-type="float">
            <text:p><text:s/>12,53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33" calcext:value-type="float">
            <text:p><text:s/>3,23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12873.5766666667" calcext:value-type="float">
            <text:p><text:s/>12,87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671" calcext:value-type="float">
            <text:p><text:s/>19,67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20.417777777778" calcext:value-type="float">
            <text:p><text:s/>12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4" calcext:value-type="float">
            <text:p><text:s/>18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49491.0522222222" calcext:value-type="float">
            <text:p><text:s/>49,49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5623" calcext:value-type="float">
            <text:p><text:s/>75,62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00980.183333333" calcext:value-type="float">
            <text:p><text:s/>200,9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7825" calcext:value-type="float">
            <text:p><text:s/>297,82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06" calcext:value-type="float">
            <text:p><text:s/>2,80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9699.5511111111" calcext:value-type="float">
            <text:p><text:s/>19,7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087" calcext:value-type="float">
            <text:p><text:s/>27,08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801" calcext:value-type="float">
            <text:p><text:s/>1,80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9501.2177777778" calcext:value-type="float">
            <text:p>( 19,501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7087" calcext:value-type="float">
            <text:p>( 27,087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546" calcext:value-type="float">
            <text:p>( 1,546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198.333333333333" calcext:value-type="float">
            <text:p>( 19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53" office:value-type="float" office:value="255" calcext:value-type="float">
            <text:p>( 255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109820.443333333" calcext:value-type="float">
            <text:p><text:s/>109,82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5057" calcext:value-type="float">
            <text:p><text:s/>165,05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55282.9766666667" calcext:value-type="float">
            <text:p><text:s/>55,28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0962" calcext:value-type="float">
            <text:p><text:s/>80,9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05" calcext:value-type="float">
            <text:p><text:s/>1,00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6177.2122222222" calcext:value-type="float">
            <text:p><text:s/>16,177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24719" calcext:value-type="float">
            <text:p><text:s/>24,719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2615.16" calcext:value-type="float">
            <text:p><text:s/>2,61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996" calcext:value-type="float">
            <text:p><text:s/>3,99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64.111111111111" calcext:value-type="float">
            <text:p><text:s/>164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54" office:value-type="float" office:value="211" calcext:value-type="float">
            <text:p><text:s/>211 <text:s/></text:p>
          </table:table-cell>
          <table:table-cell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545325.48777778" calcext:value-type="float">
            <text:p><text:s/>1,545,32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84609" calcext:value-type="float">
            <text:p><text:s/>2,284,60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934" calcext:value-type="float">
            <text:p><text:s/>27,93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256302.33555556" calcext:value-type="float">
            <text:p><text:s/>1,256,30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76176" calcext:value-type="float">
            <text:p><text:s/>1,876,17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89023.152222222" calcext:value-type="float">
            <text:p><text:s/>289,02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8433" calcext:value-type="float">
            <text:p><text:s/>408,43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934" calcext:value-type="float">
            <text:p><text:s/>27,93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6.22222222222222" calcext:value-type="float">
            <text:p>( 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53" office:value-type="float" office:value="8" calcext:value-type="float">
            <text:p>( 8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34.2222222222222" calcext:value-type="float">
            <text:p>( 34 <text:s/>)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55" office:value-type="float" office:value="44" calcext:value-type="float">
            <text:p>( 44 <text:s/>)</text:p>
          </table:table-cell>
          <table:table-cell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649022.884033333" calcext:value-type="float">
            <text:p><text:s/>649,02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518" calcext:value-type="float">
            <text:p><text:s/>12,5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6302.6909" calcext:value-type="float">
            <text:p><text:s/>326,30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647210.661811111" calcext:value-type="float">
            <text:p><text:s/>647,21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518" calcext:value-type="float">
            <text:p><text:s/>12,5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3972.6909" calcext:value-type="float">
            <text:p><text:s/>323,97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812.22222222222" calcext:value-type="float">
            <text:p><text:s/>1,81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330" calcext:value-type="float">
            <text:p><text:s/>2,33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5664.4444444444" calcext:value-type="float">
            <text:p><text:s/>15,66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0140" calcext:value-type="float">
            <text:p><text:s/>20,14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23751.4144444444" calcext:value-type="float">
            <text:p><text:s/>23,751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2557" calcext:value-type="float">
            <text:p><text:s/>2,557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28386" calcext:value-type="float">
            <text:p><text:s/>28,386 <text:s/></text:p>
          </table:table-cell>
          <table:table-cell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784" calcext:value-type="float">
            <text:p><text:s/>78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008" calcext:value-type="float">
            <text:p><text:s/>1,00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521.733333333333" calcext:value-type="float">
            <text:p><text:s/>52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669" calcext:value-type="float">
            <text:p><text:s/>66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2.8" calcext:value-type="float">
            <text:p><text:s/>3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8.55555555555556" calcext:value-type="float">
            <text:p><text:s/>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1" calcext:value-type="float">
            <text:p><text:s/>1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302.555555555556" calcext:value-type="float">
            <text:p><text:s/>30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89" calcext:value-type="float">
            <text:p><text:s/>38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302.555555555556" calcext:value-type="float">
            <text:p><text:s/>30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89" calcext:value-type="float">
            <text:p><text:s/>38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285.337777777778" calcext:value-type="float">
            <text:p><text:s/>28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36" calcext:value-type="float">
            <text:p><text:s/>43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285.337777777778" calcext:value-type="float">
            <text:p><text:s/>28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36" calcext:value-type="float">
            <text:p><text:s/>43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03273.967777778" calcext:value-type="float">
            <text:p><text:s/>103,27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6839" calcext:value-type="float">
            <text:p><text:s/>156,83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1" calcext:value-type="float">
            <text:p><text:s/>37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252.466666666667" calcext:value-type="float">
            <text:p><text:s/>25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143.888888888889" calcext:value-type="float">
            <text:p><text:s/>14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85" calcext:value-type="float">
            <text:p><text:s/>18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30408.3344444444" calcext:value-type="float">
            <text:p><text:s/>30,4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6249" calcext:value-type="float">
            <text:p><text:s/>46,2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2" calcext:value-type="float">
            <text:p><text:s/>16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72469.2777777778" calcext:value-type="float">
            <text:p><text:s/>72,46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10590" calcext:value-type="float">
            <text:p><text:s/>110,59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4" calcext:value-type="float">
            <text:p><text:s/>24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3885.48222222222" calcext:value-type="float">
            <text:p><text:s/>3,885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66" calcext:value-type="float">
            <text:p><text:s/>266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8174794.491" calcext:value-type="float">
            <text:p><text:s/>8,174,79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174794.491" calcext:value-type="float">
            <text:p><text:s/>8,174,794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8174794.491" calcext:value-type="float">
            <text:p><text:s/>8,174,79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174794.491" calcext:value-type="float">
            <text:p><text:s/>8,174,794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2年(西元1983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number-columns-repeated="2" table:style-name="ce49" office:value-type="float" office:value="134645" calcext:value-type="float">
            <text:p><text:s/>134,645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779735.2044444" calcext:value-type="float">
            <text:p><text:s/>21,779,735 <text:s/></text:p>
          </table:table-cell>
          <table:table-cell table:style-name="ce50" office:value-type="float" office:value="20092500" calcext:value-type="float">
            <text:p><text:s/>20,092,50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3589.49" calcext:value-type="float">
            <text:p><text:s/>503,58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74514.94445975" calcext:value-type="float">
            <text:p><text:s/>1,274,51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634.67" calcext:value-type="float">
            <text:p><text:s/>4,63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8188.666666667" calcext:value-type="float">
            <text:p><text:s/>468,18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9088.124444444" calcext:value-type="float">
            <text:p><text:s/>299,08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74544.9291278668" calcext:value-type="float">
            <text:p><text:s/>-74,545 <text:s/></text:p>
          </table:table-cell>
          <table:table-cell table:style-name="ce50" office:value-type="float" office:value="-573937" calcext:value-type="float">
            <text:p><text:s/>-573,93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234.982" calcext:value-type="float">
            <text:p><text:s/>51,23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9947133.3980015" calcext:value-type="float">
            <text:p><text:s/>19,947,133 <text:s/></text:p>
          </table:table-cell>
          <table:table-cell table:style-name="ce51" office:value-type="float" office:value="20801082" calcext:value-type="float">
            <text:p><text:s/>20,801,082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47719.838" calcext:value-type="float">
            <text:p><text:s/>447,72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03117.16410256" calcext:value-type="float">
            <text:p><text:s/>1,403,11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2053" calcext:value-type="float">
            <text:p><text:s/>2,053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6167" calcext:value-type="float">
            <text:p><text:s/>46,167 <text:s/></text:p>
          </table:table-cell>
          <table:table-cell table:style-name="ce50" office:value-type="float" office:value="756600" calcext:value-type="float">
            <text:p><text:s/>756,6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557903.1777778" calcext:value-type="float">
            <text:p><text:s/>24,557,903 <text:s/></text:p>
          </table:table-cell>
          <table:table-cell table:style-name="ce50" office:value-type="float" office:value="20801082" calcext:value-type="float">
            <text:p><text:s/>20,801,08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820561.1333333" calcext:value-type="float">
            <text:p><text:s/>20,820,561 <text:s/></text:p>
          </table:table-cell>
          <table:table-cell table:style-name="ce50" office:value-type="float" office:value="20801082" calcext:value-type="float">
            <text:p><text:s/>20,801,08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37342.04444444" calcext:value-type="float">
            <text:p><text:s/>3,737,34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46167" calcext:value-type="float">
            <text:p><text:s/>46,167 <text:s/></text:p>
          </table:table-cell>
          <table:table-cell table:style-name="ce51" office:value-type="float" office:value="756600" calcext:value-type="float">
            <text:p><text:s/>756,600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883960" calcext:value-type="float">
            <text:p><text:s/>883,960 <text:s/></text:p>
          </table:table-cell>
          <table:table-cell table:style-name="ce50" office:value-type="float" office:value="916300" calcext:value-type="float">
            <text:p><text:s/>916,3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017767.7609063" calcext:value-type="float">
            <text:p><text:s/>22,017,76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54123" calcext:value-type="float">
            <text:p><text:s/>854,123 <text:s/></text:p>
          </table:table-cell>
          <table:table-cell table:style-name="ce50" office:value-type="float" office:value="1042543.566" calcext:value-type="float">
            <text:p><text:s/>1,042,54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883960" calcext:value-type="float">
            <text:p><text:s/>883,960 <text:s/></text:p>
          </table:table-cell>
          <table:table-cell table:style-name="ce50" office:value-type="float" office:value="916300" calcext:value-type="float">
            <text:p><text:s/>916,3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546899.9609063" calcext:value-type="float">
            <text:p><text:s/>21,546,90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54123" calcext:value-type="float">
            <text:p><text:s/>854,123 <text:s/></text:p>
          </table:table-cell>
          <table:table-cell table:style-name="ce50" office:value-type="float" office:value="1042543.566" calcext:value-type="float">
            <text:p><text:s/>1,042,54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70867.8" calcext:value-type="float">
            <text:p><text:s/>470,868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26814" calcext:value-type="float">
            <text:p><text:s/>26,81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968593.05288889" calcext:value-type="float">
            <text:p><text:s/>1,968,59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54123" calcext:value-type="float">
            <text:p><text:s/>854,123 <text:s/></text:p>
          </table:table-cell>
          <table:table-cell table:style-name="ce50" office:value-type="float" office:value="31765.796" calcext:value-type="float">
            <text:p><text:s/>31,76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18.244444444445" calcext:value-type="float">
            <text:p><text:s/>41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6814" calcext:value-type="float">
            <text:p><text:s/>26,81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3833.322222222" calcext:value-type="float">
            <text:p><text:s/>143,83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0.866666666666667" calcext:value-type="float">
            <text:p><text:s/>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18411.83066667" calcext:value-type="float">
            <text:p><text:s/>1,818,41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54123" calcext:value-type="float">
            <text:p><text:s/>854,123 <text:s/></text:p>
          </table:table-cell>
          <table:table-cell table:style-name="ce50" office:value-type="float" office:value="31765.796" calcext:value-type="float">
            <text:p><text:s/>31,76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331.64444444444" calcext:value-type="float">
            <text:p><text:s/>5,33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97.144444444445" calcext:value-type="float">
            <text:p><text:s/>597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808926" calcext:value-type="float">
            <text:p><text:s/>808,926 <text:s/></text:p>
          </table:table-cell>
          <table:table-cell table:style-name="ce52" office:value-type="float" office:value="159700" calcext:value-type="float">
            <text:p><text:s/>159,70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4035287.7641385" calcext:value-type="float">
            <text:p><text:s/>14,035,288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458497.608" calcext:value-type="float">
            <text:p><text:s/>1,458,498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808926" calcext:value-type="float">
            <text:p><text:s/>808,926 <text:s/></text:p>
          </table:table-cell>
          <table:table-cell table:style-name="ce52" office:value-type="float" office:value="159700" calcext:value-type="float">
            <text:p><text:s/>159,70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0710665.492" calcext:value-type="float">
            <text:p><text:s/>10,710,665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458497.608" calcext:value-type="float">
            <text:p><text:s/>1,458,49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800238" calcext:value-type="float">
            <text:p><text:s/>800,238 <text:s/></text:p>
          </table:table-cell>
          <table:table-cell table:style-name="ce50" office:value-type="float" office:value="159700" calcext:value-type="float">
            <text:p><text:s/>159,7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156096.50266667" calcext:value-type="float">
            <text:p><text:s/>4,156,09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5212.404" calcext:value-type="float">
            <text:p><text:s/>55,21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919.7" calcext:value-type="float">
            <text:p><text:s/>57,92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403" calcext:value-type="float">
            <text:p><text:s/>40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78966.020444444" calcext:value-type="float">
            <text:p><text:s/>378,9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55.414" calcext:value-type="float">
            <text:p><text:s/>35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4968.145777778" calcext:value-type="float">
            <text:p><text:s/>724,96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1.802" calcext:value-type="float">
            <text:p><text:s/>10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496.64" calcext:value-type="float">
            <text:p><text:s/>26,49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7.16" calcext:value-type="float">
            <text:p><text:s/>10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703.0493333333" calcext:value-type="float">
            <text:p><text:s/>12,7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94.674" calcext:value-type="float">
            <text:p><text:s/>19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0698.788888889" calcext:value-type="float">
            <text:p><text:s/>420,69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42.244444444444" calcext:value-type="float">
            <text:p><text:s/>44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6382.398222222" calcext:value-type="float">
            <text:p><text:s/>516,38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57.264" calcext:value-type="float">
            <text:p><text:s/>75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43498.420444444" calcext:value-type="float">
            <text:p><text:s/>443,49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57.264" calcext:value-type="float">
            <text:p><text:s/>75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43498.420444444" calcext:value-type="float">
            <text:p>( 443,498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757.264" calcext:value-type="float">
            <text:p>( 757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72883.9777777778" calcext:value-type="float">
            <text:p><text:s/>72,884 <text:s/>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3851.8675555556" calcext:value-type="float">
            <text:p><text:s/>53,8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52.018" calcext:value-type="float">
            <text:p><text:s/>1,4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8731.797333333" calcext:value-type="float">
            <text:p><text:s/>118,73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2.896" calcext:value-type="float">
            <text:p><text:s/>243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421402.999111111" calcext:value-type="float">
            <text:p><text:s/>421,403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914.432" calcext:value-type="float">
            <text:p><text:s/>9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5645.155111111" calcext:value-type="float">
            <text:p><text:s/>635,64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675.216" calcext:value-type="float">
            <text:p><text:s/>23,67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8752.155555556" calcext:value-type="float">
            <text:p><text:s/>178,75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6892.999555556" calcext:value-type="float">
            <text:p><text:s/>456,89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675.216" calcext:value-type="float">
            <text:p><text:s/>23,67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9954.0137777778" calcext:value-type="float">
            <text:p>( 19,954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766.354" calcext:value-type="float">
            <text:p>( 1,766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171569.484444444" calcext:value-type="float">
            <text:p>( 171,569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3054.06" calcext:value-type="float">
            <text:p>( 3,054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799826" calcext:value-type="float">
            <text:p><text:s/>799,826 <text:s/></text:p>
          </table:table-cell>
          <table:table-cell table:style-name="ce50" office:value-type="float" office:value="159700" calcext:value-type="float">
            <text:p><text:s/>159,7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72308.367111111" calcext:value-type="float">
            <text:p><text:s/>472,30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838.434" calcext:value-type="float">
            <text:p><text:s/>5,8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799826" calcext:value-type="float">
            <text:p><text:s/>799,826 <text:s/></text:p>
          </table:table-cell>
          <table:table-cell table:style-name="ce50" office:value-type="float" office:value="159700" calcext:value-type="float">
            <text:p><text:s/>159,7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3195.322666667" calcext:value-type="float">
            <text:p><text:s/>423,1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838.434" calcext:value-type="float">
            <text:p><text:s/>5,8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113.0444444444" calcext:value-type="float">
            <text:p><text:s/>49,11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522.888888888889" calcext:value-type="float">
            <text:p>( 523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2216.312888889" calcext:value-type="float">
            <text:p><text:s/>102,21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70.086" calcext:value-type="float">
            <text:p><text:s/>2,770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8644.6666666667" calcext:value-type="float">
            <text:p><text:s/>18,645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57.2" calcext:value-type="float">
            <text:p><text:s/>35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037.4173333333" calcext:value-type="float">
            <text:p><text:s/>36,03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39.676" calcext:value-type="float">
            <text:p><text:s/>2,4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3" calcext:value-type="float">
            <text:p><text:s/>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8485.4733333333" calcext:value-type="float">
            <text:p><text:s/>28,48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1.81" calcext:value-type="float">
            <text:p><text:s/>1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6" calcext:value-type="float">
            <text:p><text:s/>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6511.8591111111" calcext:value-type="float">
            <text:p><text:s/>26,5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854.322" calcext:value-type="float">
            <text:p><text:s/>15,85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14.73333333333" calcext:value-type="float">
            <text:p><text:s/>1,91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1768.866666667" calcext:value-type="float">
            <text:p><text:s/>101,76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32642.28666667" calcext:value-type="float">
            <text:p><text:s/>3,732,64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324.5977777778" calcext:value-type="float">
            <text:p><text:s/>50,32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50320.26666667" calcext:value-type="float">
            <text:p><text:s/>3,550,32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332.9777777778" calcext:value-type="float">
            <text:p><text:s/>46,33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5664.4444444444" calcext:value-type="float">
            <text:p><text:s/>85,66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75307.022222222" calcext:value-type="float">
            <text:p><text:s/>875,30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789.0666666667" calcext:value-type="float">
            <text:p><text:s/>11,78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863517.955555556" calcext:value-type="float">
            <text:p><text:s/>863,518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735" calcext:value-type="float">
            <text:p><text:s/>73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11096.21111111" calcext:value-type="float">
            <text:p><text:s/>1,011,09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541" calcext:value-type="float">
            <text:p><text:s/>54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5953.0111111111" calcext:value-type="float">
            <text:p><text:s/>75,95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3004.9777777778" calcext:value-type="float">
            <text:p><text:s/>73,00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664.1888888889" calcext:value-type="float">
            <text:p><text:s/>11,66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668.5111111111" calcext:value-type="float">
            <text:p><text:s/>13,66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32" calcext:value-type="float">
            <text:p><text:s/>3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80422.144444445" calcext:value-type="float">
            <text:p><text:s/>780,42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62" calcext:value-type="float">
            <text:p><text:s/>162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56383.3777777778" calcext:value-type="float">
            <text:p><text:s/>56,383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7953" calcext:value-type="float">
            <text:p><text:s/>7,953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935523.469333333" calcext:value-type="float">
            <text:p><text:s/>935,523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403285.204" calcext:value-type="float">
            <text:p><text:s/>1,403,2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24622.27213852" calcext:value-type="float">
            <text:p><text:s/>3,324,62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24622.27213852" calcext:value-type="float">
            <text:p><text:s/>3,324,62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466316.66666667" calcext:value-type="float">
            <text:p>( 2,466,317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5406271.083" calcext:value-type="float">
            <text:p><text:s/>15,406,271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5406271.083" calcext:value-type="float">
            <text:p><text:s/>15,406,271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2年(西元1983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31216" calcext:value-type="float">
            <text:p><text:s/>331,21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743" calcext:value-type="float">
            <text:p><text:s/>13,74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141528" calcext:value-type="float">
            <text:p><text:s/>141,528 <text:s/></text:p>
          </table:table-cell>
          <table:table-cell table:style-name="ce50" office:value-type="float" office:value="224150" calcext:value-type="float">
            <text:p><text:s/>224,15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36474.14" calcext:value-type="float">
            <text:p><text:s/>336,47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349" calcext:value-type="float">
            <text:p><text:s/>-349 <text:s/></text:p>
          </table:table-cell>
          <table:table-cell table:style-name="ce50" office:value-type="float" office:value="-247426" calcext:value-type="float">
            <text:p><text:s/>-247,426 <text:s/></text:p>
          </table:table-cell>
          <table:table-cell table:style-name="ce50" office:value-type="float" office:value="273521" calcext:value-type="float">
            <text:p><text:s/>273,52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437" calcext:value-type="float">
            <text:p><text:s/>10,437 <text:s/></text:p>
          </table:table-cell>
          <table:table-cell table:style-name="ce50" office:value-type="float" office:value="-21201.3165715397" calcext:value-type="float">
            <text:p><text:s/>-21,201 <text:s/></text:p>
          </table:table-cell>
          <table:table-cell table:style-name="ce50" office:value-type="float" office:value="26189.3165715397" calcext:value-type="float">
            <text:p><text:s/>26,189 <text:s/></text:p>
          </table:table-cell>
          <table:table-cell table:style-name="ce50" office:value-type="float" office:value="2423" calcext:value-type="float">
            <text:p><text:s/>2,42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49" calcext:value-type="float">
            <text:p><text:s/>349 <text:s/></text:p>
          </table:table-cell>
          <table:table-cell table:style-name="ce51" office:value-type="float" office:value="578642" calcext:value-type="float">
            <text:p><text:s/>578,642 <text:s/></text:p>
          </table:table-cell>
          <table:table-cell table:style-name="ce51" office:value-type="float" office:value="-273521" calcext:value-type="float">
            <text:p><text:s/>-273,52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10437" calcext:value-type="float">
            <text:p><text:s/>-10,437 <text:s/></text:p>
          </table:table-cell>
          <table:table-cell table:style-name="ce51" office:value-type="float" office:value="21201.3165715397" calcext:value-type="float">
            <text:p><text:s/>21,201 <text:s/></text:p>
          </table:table-cell>
          <table:table-cell table:style-name="ce51" office:value-type="float" office:value="-504191.45657154" calcext:value-type="float">
            <text:p><text:s/>-504,191 <text:s/></text:p>
          </table:table-cell>
          <table:table-cell table:style-name="ce51" office:value-type="float" office:value="-212830" calcext:value-type="float">
            <text:p><text:s/>-212,83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43309" calcext:value-type="float">
            <text:p><text:s/>543,3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166" calcext:value-type="float">
            <text:p><text:s/>26,16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166" calcext:value-type="float">
            <text:p><text:s/>26,16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589" calcext:value-type="float">
            <text:p><text:s/>29,589 <text:s/></text:p>
          </table:table-cell>
          <table:table-cell table:style-name="ce50" office:value-type="float" office:value="2810867" calcext:value-type="float">
            <text:p><text:s/>2,810,867 <text:s/></text:p>
          </table:table-cell>
          <table:table-cell table:style-name="ce50" office:value-type="float" office:value="2721350" calcext:value-type="float">
            <text:p><text:s/>2,721,35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454" calcext:value-type="float">
            <text:p><text:s/>48,454 <text:s/></text:p>
          </table:table-cell>
          <table:table-cell table:style-name="ce50" office:value-type="float" office:value="148650.33812846" calcext:value-type="float">
            <text:p><text:s/>148,650 <text:s/></text:p>
          </table:table-cell>
          <table:table-cell table:style-name="ce50" office:value-type="float" office:value="642137.66187154" calcext:value-type="float">
            <text:p><text:s/>642,138 <text:s/></text:p>
          </table:table-cell>
          <table:table-cell table:style-name="ce50" office:value-type="float" office:value="279691" calcext:value-type="float">
            <text:p><text:s/>279,69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589" calcext:value-type="float">
            <text:p><text:s/>29,589 <text:s/></text:p>
          </table:table-cell>
          <table:table-cell table:style-name="ce50" office:value-type="float" office:value="2810867" calcext:value-type="float">
            <text:p><text:s/>2,810,867 <text:s/></text:p>
          </table:table-cell>
          <table:table-cell table:style-name="ce50" office:value-type="float" office:value="2178041" calcext:value-type="float">
            <text:p><text:s/>2,178,04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454" calcext:value-type="float">
            <text:p><text:s/>48,454 <text:s/></text:p>
          </table:table-cell>
          <table:table-cell table:style-name="ce50" office:value-type="float" office:value="148650.33812846" calcext:value-type="float">
            <text:p><text:s/>148,650 <text:s/></text:p>
          </table:table-cell>
          <table:table-cell table:style-name="ce50" office:value-type="float" office:value="642137.66187154" calcext:value-type="float">
            <text:p><text:s/>642,138 <text:s/></text:p>
          </table:table-cell>
          <table:table-cell table:style-name="ce50" office:value-type="float" office:value="279691" calcext:value-type="float">
            <text:p><text:s/>279,69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43309" calcext:value-type="float">
            <text:p><text:s/>543,309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772" calcext:value-type="float">
            <text:p><text:s/>3,77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175" calcext:value-type="float">
            <text:p><text:s/>13,17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50" office:value-type="float" office:value="115" calcext:value-type="float">
            <text:p><text:s/>11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" calcext:value-type="float">
            <text:p><text:s/>6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9" calcext:value-type="float">
            <text:p><text:s/>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1" calcext:value-type="float">
            <text:p><text:s/>6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772" calcext:value-type="float">
            <text:p><text:s/>3,77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612" calcext:value-type="float">
            <text:p><text:s/>6,61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50" office:value-type="float" office:value="43" calcext:value-type="float">
            <text:p><text:s/>4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41" calcext:value-type="float">
            <text:p><text:s/>6,14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" calcext:value-type="float">
            <text:p><text:s/>1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99" calcext:value-type="float">
            <text:p><text:s/>29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846200" calcext:value-type="float">
            <text:p><text:s/>2,846,200 <text:s/></text:p>
          </table:table-cell>
          <table:table-cell table:style-name="ce52" office:value-type="float" office:value="2434654" calcext:value-type="float">
            <text:p><text:s/>2,434,654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8017" calcext:value-type="float">
            <text:p><text:s/>38,017 <text:s/></text:p>
          </table:table-cell>
          <table:table-cell table:style-name="ce52" office:value-type="float" office:value="169851.6547" calcext:value-type="float">
            <text:p><text:s/>169,852 <text:s/></text:p>
          </table:table-cell>
          <table:table-cell table:style-name="ce52" office:value-type="float" office:value="137942.2053" calcext:value-type="float">
            <text:p><text:s/>137,942 <text:s/></text:p>
          </table:table-cell>
          <table:table-cell table:style-name="ce52" office:value-type="float" office:value="66746" calcext:value-type="float">
            <text:p><text:s/>66,746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450" calcext:value-type="float">
            <text:p><text:s/>450 <text:s/></text:p>
          </table:table-cell>
          <table:table-cell table:style-name="ce52" office:value-type="float" office:value="2434654" calcext:value-type="float">
            <text:p><text:s/>2,434,654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8017" calcext:value-type="float">
            <text:p><text:s/>38,017 <text:s/></text:p>
          </table:table-cell>
          <table:table-cell table:style-name="ce52" office:value-type="float" office:value="169851.6547" calcext:value-type="float">
            <text:p><text:s/>169,852 <text:s/></text:p>
          </table:table-cell>
          <table:table-cell table:style-name="ce52" office:value-type="float" office:value="137942.2053" calcext:value-type="float">
            <text:p><text:s/>137,942 <text:s/></text:p>
          </table:table-cell>
          <table:table-cell table:style-name="ce52" office:value-type="float" office:value="66746" calcext:value-type="float">
            <text:p><text:s/>66,74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50" calcext:value-type="float">
            <text:p><text:s/>450 <text:s/></text:p>
          </table:table-cell>
          <table:table-cell table:style-name="ce50" office:value-type="float" office:value="23192" calcext:value-type="float">
            <text:p><text:s/>23,19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365" calcext:value-type="float">
            <text:p><text:s/>6,36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49" calcext:value-type="float">
            <text:p><text:s/>1,3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" calcext:value-type="float">
            <text:p><text:s/>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61" calcext:value-type="float">
            <text:p><text:s/>2,3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03" calcext:value-type="float">
            <text:p><text:s/>1,30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22" calcext:value-type="float">
            <text:p><text:s/>82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77" calcext:value-type="float">
            <text:p><text:s/>47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4" calcext:value-type="float">
            <text:p><text:s/>7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0" calcext:value-type="float">
            <text:p><text:s/>20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9" calcext:value-type="float">
            <text:p><text:s/>36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8" calcext:value-type="float">
            <text:p><text:s/>4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7" calcext:value-type="float">
            <text:p><text:s/>8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7" calcext:value-type="float">
            <text:p><text:s/>29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1" calcext:value-type="float">
            <text:p><text:s/>1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4" calcext:value-type="float">
            <text:p><text:s/>12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78" calcext:value-type="float">
            <text:p><text:s/>1,0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56" calcext:value-type="float">
            <text:p><text:s/>55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04" calcext:value-type="float">
            <text:p><text:s/>1,0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46" calcext:value-type="float">
            <text:p><text:s/>54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004" calcext:value-type="float">
            <text:p>( 1,004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546" calcext:value-type="float">
            <text:p>( 546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74" calcext:value-type="float">
            <text:p><text:s/>74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0" calcext:value-type="float">
            <text:p><text:s/>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4" calcext:value-type="float">
            <text:p><text:s/>4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9" calcext:value-type="float">
            <text:p><text:s/>27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54" calcext:value-type="float">
            <text:p><text:s/>65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126" calcext:value-type="float">
            <text:p><text:s/>1,126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8" calcext:value-type="float">
            <text:p><text:s/>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8" calcext:value-type="float">
            <text:p><text:s/>1,06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19" calcext:value-type="float">
            <text:p><text:s/>51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63" calcext:value-type="float">
            <text:p><text:s/>86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5" calcext:value-type="float">
            <text:p><text:s/>2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19" calcext:value-type="float">
            <text:p><text:s/>51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" calcext:value-type="float">
            <text:p>( 1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" calcext:value-type="float">
            <text:p>( 2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51" calcext:value-type="float">
            <text:p>( 51 <text:s/>)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50" calcext:value-type="float">
            <text:p><text:s/>450 <text:s/></text:p>
          </table:table-cell>
          <table:table-cell table:style-name="ce50" office:value-type="float" office:value="814" calcext:value-type="float">
            <text:p><text:s/>81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895" calcext:value-type="float">
            <text:p><text:s/>1,89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9" calcext:value-type="float">
            <text:p><text:s/>6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811" calcext:value-type="float">
            <text:p><text:s/>1,81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50" calcext:value-type="float">
            <text:p><text:s/>450 <text:s/></text:p>
          </table:table-cell>
          <table:table-cell table:style-name="ce50" office:value-type="float" office:value="115" calcext:value-type="float">
            <text:p><text:s/>11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4" calcext:value-type="float">
            <text:p><text:s/>8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450" calcext:value-type="float">
            <text:p>( 45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5" calcext:value-type="float">
            <text:p><text:s/>6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5" calcext:value-type="float">
            <text:p><text:s/>385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339" calcext:value-type="float">
            <text:p><text:s/>339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0" calcext:value-type="float">
            <text:p><text:s/>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62" calcext:value-type="float">
            <text:p><text:s/>1,5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9" calcext:value-type="float">
            <text:p><text:s/>9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14" calcext:value-type="float">
            <text:p><text:s/>4,51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0" calcext:value-type="float">
            <text:p><text:s/>8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6" calcext:value-type="float">
            <text:p><text:s/>8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59" calcext:value-type="float">
            <text:p><text:s/>1,65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10" calcext:value-type="float">
            <text:p><text:s/>3,3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8" calcext:value-type="float">
            <text:p><text:s/>78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79760" calcext:value-type="float">
            <text:p><text:s/>2,279,7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63" calcext:value-type="float">
            <text:p><text:s/>1,96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774.86" calcext:value-type="float">
            <text:p><text:s/>54,77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63" calcext:value-type="float">
            <text:p><text:s/>1,96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774.86" calcext:value-type="float">
            <text:p><text:s/>54,77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79760" calcext:value-type="float">
            <text:p><text:s/>2,279,76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10" calcext:value-type="float">
            <text:p><text:s/>1,4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92" calcext:value-type="float">
            <text:p><text:s/>1,3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8" calcext:value-type="float">
            <text:p><text:s/>1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8" calcext:value-type="float">
            <text:p><text:s/>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0292" calcext:value-type="float">
            <text:p><text:s/>130,2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6054" calcext:value-type="float">
            <text:p><text:s/>36,054 <text:s/></text:p>
          </table:table-cell>
          <table:table-cell table:style-name="ce50" office:value-type="float" office:value="169851.6547" calcext:value-type="float">
            <text:p><text:s/>169,852 <text:s/></text:p>
          </table:table-cell>
          <table:table-cell table:style-name="ce50" office:value-type="float" office:value="83167.3453" calcext:value-type="float">
            <text:p><text:s/>83,167 <text:s/></text:p>
          </table:table-cell>
          <table:table-cell table:style-name="ce50" office:value-type="float" office:value="60373" calcext:value-type="float">
            <text:p><text:s/>60,37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33571" calcext:value-type="float">
            <text:p><text:s/>33,57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04" calcext:value-type="float">
            <text:p><text:s/>3,4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0" calcext:value-type="float">
            <text:p><text:s/>1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35" calcext:value-type="float">
            <text:p><text:s/>10,43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61" calcext:value-type="float">
            <text:p><text:s/>3,9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1920" calcext:value-type="float">
            <text:p><text:s/>101,92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6054" calcext:value-type="float">
            <text:p><text:s/>36,054 <text:s/></text:p>
          </table:table-cell>
          <table:table-cell table:style-name="ce50" office:value-type="float" office:value="169851.6547" calcext:value-type="float">
            <text:p><text:s/>169,852 <text:s/></text:p>
          </table:table-cell>
          <table:table-cell table:style-name="ce50" office:value-type="float" office:value="83167.3453" calcext:value-type="float">
            <text:p><text:s/>83,167 <text:s/></text:p>
          </table:table-cell>
          <table:table-cell table:style-name="ce50" office:value-type="float" office:value="24915" calcext:value-type="float">
            <text:p><text:s/>24,915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0572" calcext:value-type="float">
            <text:p><text:s/>10,57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740" calcext:value-type="float">
            <text:p><text:s/>1,740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845750" calcext:value-type="float">
            <text:p><text:s/>2,845,75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845750" calcext:value-type="float">
            <text:p><text:s/>2,845,75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845750" calcext:value-type="float">
            <text:p>( 2,845,75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2年(西元1983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5233" calcext:value-type="float">
            <text:p><text:s/>15,233 <text:s/></text:p>
          </table:table-cell>
          <table:table-cell table:style-name="ce50" office:value-type="float" office:value="943279" calcext:value-type="float">
            <text:p><text:s/>943,27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7819" calcext:value-type="float">
            <text:p><text:s/>67,81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261561" calcext:value-type="float">
            <text:p><text:s/>261,561 <text:s/></text:p>
          </table:table-cell>
          <table:table-cell table:style-name="ce50" office:value-type="float" office:value="326864" calcext:value-type="float">
            <text:p><text:s/>326,86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3867.1405940594" calcext:value-type="float">
            <text:p><text:s/>83,867 <text:s/></text:p>
          </table:table-cell>
          <table:table-cell table:style-name="ce50" office:value-type="float" office:value="113607" calcext:value-type="float">
            <text:p><text:s/>113,607 <text:s/></text:p>
          </table:table-cell>
          <table:table-cell table:style-name="ce50" office:value-type="float" office:value="144" calcext:value-type="float">
            <text:p><text:s/>14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8228.014492754" calcext:value-type="float">
            <text:p><text:s/>128,22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66227" calcext:value-type="float">
            <text:p><text:s/>66,227 <text:s/></text:p>
          </table:table-cell>
          <table:table-cell table:style-name="ce50" office:value-type="float" office:value="392069" calcext:value-type="float">
            <text:p><text:s/>392,06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86" calcext:value-type="float">
            <text:p><text:s/>2,48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255194" calcext:value-type="float">
            <text:p><text:s/>255,194 <text:s/></text:p>
          </table:table-cell>
          <table:table-cell table:style-name="ce50" office:value-type="float" office:value="124269.230769231" calcext:value-type="float">
            <text:p><text:s/>124,26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607.5544554456" calcext:value-type="float">
            <text:p><text:s/>30,608 <text:s/></text:p>
          </table:table-cell>
          <table:table-cell table:style-name="ce50" office:value-type="float" office:value="-4584" calcext:value-type="float">
            <text:p><text:s/>-4,584 <text:s/></text:p>
          </table:table-cell>
          <table:table-cell table:style-name="ce50" office:value-type="float" office:value="2883" calcext:value-type="float">
            <text:p><text:s/>2,88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692.6111111112" calcext:value-type="float">
            <text:p><text:s/>20,69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567749" calcext:value-type="float">
            <text:p><text:s/>-567,749 <text:s/></text:p>
          </table:table-cell>
          <table:table-cell table:style-name="ce51" office:value-type="float" office:value="100076.769230769" calcext:value-type="float">
            <text:p><text:s/>100,077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49141.695049505" calcext:value-type="float">
            <text:p><text:s/>-49,142 <text:s/></text:p>
          </table:table-cell>
          <table:table-cell table:style-name="ce51" office:value-type="float" office:value="-109023" calcext:value-type="float">
            <text:p><text:s/>-109,023 <text:s/></text:p>
          </table:table-cell>
          <table:table-cell table:style-name="ce51" office:value-type="float" office:value="-3027" calcext:value-type="float">
            <text:p><text:s/>-3,027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148920.625603865" calcext:value-type="float">
            <text:p><text:s/>-148,92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50630.769230769" calcext:value-type="float">
            <text:p><text:s/>850,63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62715.6888888889" calcext:value-type="float">
            <text:p><text:s/>62,71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73474" calcext:value-type="float">
            <text:p><text:s/>73,474 <text:s/></text:p>
          </table:table-cell>
          <table:table-cell table:style-name="ce50" office:value-type="float" office:value="3585816" calcext:value-type="float">
            <text:p><text:s/>3,585,81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73474" calcext:value-type="float">
            <text:p><text:s/>73,474 <text:s/></text:p>
          </table:table-cell>
          <table:table-cell table:style-name="ce50" office:value-type="float" office:value="3585816" calcext:value-type="float">
            <text:p><text:s/>3,585,81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3481436" calcext:value-type="float">
            <text:p><text:s/>3,481,436 <text:s/></text:p>
          </table:table-cell>
          <table:table-cell table:style-name="ce50" office:value-type="float" office:value="9776923" calcext:value-type="float">
            <text:p><text:s/>9,776,92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8974.257425743" calcext:value-type="float">
            <text:p><text:s/>218,974 <text:s/></text:p>
          </table:table-cell>
          <table:table-cell table:style-name="ce50" office:value-type="float" office:value="396389" calcext:value-type="float">
            <text:p><text:s/>396,389 <text:s/></text:p>
          </table:table-cell>
          <table:table-cell table:style-name="ce50" office:value-type="float" office:value="33361" calcext:value-type="float">
            <text:p><text:s/>33,36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41516.942318841" calcext:value-type="float">
            <text:p><text:s/>541,51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3481436" calcext:value-type="float">
            <text:p><text:s/>3,481,436 <text:s/></text:p>
          </table:table-cell>
          <table:table-cell table:style-name="ce50" office:value-type="float" office:value="9776923" calcext:value-type="float">
            <text:p><text:s/>9,776,92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8974.257425743" calcext:value-type="float">
            <text:p><text:s/>218,974 <text:s/></text:p>
          </table:table-cell>
          <table:table-cell table:style-name="ce50" office:value-type="float" office:value="396389" calcext:value-type="float">
            <text:p><text:s/>396,389 <text:s/></text:p>
          </table:table-cell>
          <table:table-cell table:style-name="ce50" office:value-type="float" office:value="33361" calcext:value-type="float">
            <text:p><text:s/>33,36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41516.942318841" calcext:value-type="float">
            <text:p><text:s/>541,51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23879" calcext:value-type="float">
            <text:p><text:s/>23,879 <text:s/></text:p>
          </table:table-cell>
          <table:table-cell table:style-name="ce50" office:value-type="float" office:value="1032658" calcext:value-type="float">
            <text:p><text:s/>1,032,65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351" calcext:value-type="float">
            <text:p><text:s/>351 <text:s/></text:p>
          </table:table-cell>
          <table:table-cell table:style-name="ce50" office:value-type="float" office:value="20" calcext:value-type="float">
            <text:p><text:s/>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1883" calcext:value-type="float">
            <text:p><text:s/>1,883 <text:s/></text:p>
          </table:table-cell>
          <table:table-cell table:style-name="ce50" office:value-type="float" office:value="138799" calcext:value-type="float">
            <text:p><text:s/>138,79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21340" calcext:value-type="float">
            <text:p><text:s/>21,340 <text:s/></text:p>
          </table:table-cell>
          <table:table-cell table:style-name="ce50" office:value-type="float" office:value="893801" calcext:value-type="float">
            <text:p><text:s/>893,8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305" calcext:value-type="float">
            <text:p><text:s/>305 <text:s/></text:p>
          </table:table-cell>
          <table:table-cell table:style-name="ce51" office:value-type="float" office:value="38" calcext:value-type="float">
            <text:p><text:s/>38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2816334" calcext:value-type="float">
            <text:p><text:s/>2,816,334 <text:s/></text:p>
          </table:table-cell>
          <table:table-cell table:style-name="ce52" office:value-type="float" office:value="4407895" calcext:value-type="float">
            <text:p><text:s/>4,407,895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69832.562376238" calcext:value-type="float">
            <text:p><text:s/>169,833 <text:s/></text:p>
          </table:table-cell>
          <table:table-cell table:style-name="ce52" office:value-type="float" office:value="287366" calcext:value-type="float">
            <text:p><text:s/>287,366 <text:s/></text:p>
          </table:table-cell>
          <table:table-cell table:style-name="ce52" office:value-type="float" office:value="30334" calcext:value-type="float">
            <text:p><text:s/>30,334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29880.627826087" calcext:value-type="float">
            <text:p><text:s/>329,881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2816334" calcext:value-type="float">
            <text:p><text:s/>2,816,334 <text:s/></text:p>
          </table:table-cell>
          <table:table-cell table:style-name="ce52" office:value-type="float" office:value="4407895" calcext:value-type="float">
            <text:p><text:s/>4,407,895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63293" calcext:value-type="float">
            <text:p><text:s/>263,293 <text:s/></text:p>
          </table:table-cell>
          <table:table-cell table:style-name="ce50" office:value-type="float" office:value="3751968" calcext:value-type="float">
            <text:p><text:s/>3,751,96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33778" calcext:value-type="float">
            <text:p><text:s/>33,778 <text:s/></text:p>
          </table:table-cell>
          <table:table-cell table:style-name="ce50" office:value-type="float" office:value="23201" calcext:value-type="float">
            <text:p><text:s/>23,2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5391" calcext:value-type="float">
            <text:p><text:s/>35,391 <text:s/></text:p>
          </table:table-cell>
          <table:table-cell table:style-name="ce50" office:value-type="float" office:value="333438" calcext:value-type="float">
            <text:p><text:s/>333,43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8879" calcext:value-type="float">
            <text:p><text:s/>8,879 <text:s/></text:p>
          </table:table-cell>
          <table:table-cell table:style-name="ce50" office:value-type="float" office:value="699511" calcext:value-type="float">
            <text:p><text:s/>699,5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248" calcext:value-type="float">
            <text:p><text:s/>248 <text:s/></text:p>
          </table:table-cell>
          <table:table-cell table:style-name="ce50" office:value-type="float" office:value="25366" calcext:value-type="float">
            <text:p><text:s/>25,36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3341" calcext:value-type="float">
            <text:p><text:s/>3,341 <text:s/></text:p>
          </table:table-cell>
          <table:table-cell table:style-name="ce50" office:value-type="float" office:value="8747" calcext:value-type="float">
            <text:p><text:s/>8,74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6471" calcext:value-type="float">
            <text:p><text:s/>6,471 <text:s/></text:p>
          </table:table-cell>
          <table:table-cell table:style-name="ce50" office:value-type="float" office:value="404371" calcext:value-type="float">
            <text:p><text:s/>404,37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150" calcext:value-type="float">
            <text:p><text:s/>150 <text:s/></text:p>
          </table:table-cell>
          <table:table-cell table:style-name="ce50" office:value-type="float" office:value="72" calcext:value-type="float">
            <text:p><text:s/>7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3658" calcext:value-type="float">
            <text:p><text:s/>13,658 <text:s/></text:p>
          </table:table-cell>
          <table:table-cell table:style-name="ce50" office:value-type="float" office:value="490171" calcext:value-type="float">
            <text:p><text:s/>490,17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1785" calcext:value-type="float">
            <text:p><text:s/>11,785 <text:s/></text:p>
          </table:table-cell>
          <table:table-cell table:style-name="ce50" office:value-type="float" office:value="420735" calcext:value-type="float">
            <text:p><text:s/>420,73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1785" calcext:value-type="float">
            <text:p>( 11,785 <text:s/>)</text:p>
          </table:table-cell>
          <table:table-cell table:style-name="ce53" office:value-type="float" office:value="420735" calcext:value-type="float">
            <text:p>( 420,735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873" calcext:value-type="float">
            <text:p><text:s/>1,873 <text:s/></text:p>
          </table:table-cell>
          <table:table-cell table:style-name="ce54" office:value-type="float" office:value="69436" calcext:value-type="float">
            <text:p><text:s/>69,436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2128" calcext:value-type="float">
            <text:p><text:s/>2,128 <text:s/></text:p>
          </table:table-cell>
          <table:table-cell table:style-name="ce50" office:value-type="float" office:value="49073" calcext:value-type="float">
            <text:p><text:s/>49,07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511" calcext:value-type="float">
            <text:p><text:s/>511 <text:s/></text:p>
          </table:table-cell>
          <table:table-cell table:style-name="ce50" office:value-type="float" office:value="114949" calcext:value-type="float">
            <text:p><text:s/>114,94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3003" calcext:value-type="float">
            <text:p><text:s/>13,003 <text:s/></text:p>
          </table:table-cell>
          <table:table-cell table:style-name="ce54" office:value-type="float" office:value="398246" calcext:value-type="float">
            <text:p><text:s/>398,246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45599" calcext:value-type="float">
            <text:p><text:s/>45,599 <text:s/></text:p>
          </table:table-cell>
          <table:table-cell table:style-name="ce50" office:value-type="float" office:value="561385" calcext:value-type="float">
            <text:p><text:s/>561,38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5213" calcext:value-type="float">
            <text:p><text:s/>15,213 <text:s/></text:p>
          </table:table-cell>
          <table:table-cell table:style-name="ce50" office:value-type="float" office:value="159583" calcext:value-type="float">
            <text:p><text:s/>159,5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30386" calcext:value-type="float">
            <text:p><text:s/>30,386 <text:s/></text:p>
          </table:table-cell>
          <table:table-cell table:style-name="ce50" office:value-type="float" office:value="401802" calcext:value-type="float">
            <text:p><text:s/>401,80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1091" calcext:value-type="float">
            <text:p>( 1,091 <text:s/>)</text:p>
          </table:table-cell>
          <table:table-cell table:style-name="ce53" office:value-type="float" office:value="17322" calcext:value-type="float">
            <text:p>( 17,322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3020" calcext:value-type="float">
            <text:p>( 3,020 <text:s/>)</text:p>
          </table:table-cell>
          <table:table-cell table:style-name="ce55" office:value-type="float" office:value="162916" calcext:value-type="float">
            <text:p>( 162,916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3739" calcext:value-type="float">
            <text:p><text:s/>13,739 <text:s/></text:p>
          </table:table-cell>
          <table:table-cell table:style-name="ce50" office:value-type="float" office:value="442269" calcext:value-type="float">
            <text:p><text:s/>442,26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2031" calcext:value-type="float">
            <text:p><text:s/>12,031 <text:s/></text:p>
          </table:table-cell>
          <table:table-cell table:style-name="ce50" office:value-type="float" office:value="396414" calcext:value-type="float">
            <text:p><text:s/>396,41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708" calcext:value-type="float">
            <text:p><text:s/>1,708 <text:s/></text:p>
          </table:table-cell>
          <table:table-cell table:style-name="ce50" office:value-type="float" office:value="45855" calcext:value-type="float">
            <text:p><text:s/>45,85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30" calcext:value-type="float">
            <text:p>( 13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5750" calcext:value-type="float">
            <text:p><text:s/>5,750 <text:s/></text:p>
          </table:table-cell>
          <table:table-cell table:style-name="ce50" office:value-type="float" office:value="91819" calcext:value-type="float">
            <text:p><text:s/>91,81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4813" calcext:value-type="float">
            <text:p><text:s/>4,813 <text:s/></text:p>
          </table:table-cell>
          <table:table-cell table:style-name="ce54" office:value-type="float" office:value="13106" calcext:value-type="float">
            <text:p><text:s/>13,106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4022" calcext:value-type="float">
            <text:p><text:s/>4,022 <text:s/></text:p>
          </table:table-cell>
          <table:table-cell table:style-name="ce50" office:value-type="float" office:value="28400" calcext:value-type="float">
            <text:p><text:s/>28,40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0230" calcext:value-type="float">
            <text:p><text:s/>10,230 <text:s/></text:p>
          </table:table-cell>
          <table:table-cell table:style-name="ce50" office:value-type="float" office:value="14081" calcext:value-type="float">
            <text:p><text:s/>14,08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039" calcext:value-type="float">
            <text:p><text:s/>1,039 <text:s/></text:p>
          </table:table-cell>
          <table:table-cell table:style-name="ce50" office:value-type="float" office:value="14529" calcext:value-type="float">
            <text:p><text:s/>14,52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401" calcext:value-type="float">
            <text:p><text:s/>401 <text:s/></text:p>
          </table:table-cell>
          <table:table-cell table:style-name="ce50" office:value-type="float" office:value="83" calcext:value-type="float">
            <text:p><text:s/>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60142" calcext:value-type="float">
            <text:p><text:s/>60,142 <text:s/></text:p>
          </table:table-cell>
          <table:table-cell table:style-name="ce50" office:value-type="float" office:value="39151" calcext:value-type="float">
            <text:p><text:s/>39,1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1665032" calcext:value-type="float">
            <text:p><text:s/>1,665,032 <text:s/></text:p>
          </table:table-cell>
          <table:table-cell table:style-name="ce50" office:value-type="float" office:value="76788" calcext:value-type="float">
            <text:p><text:s/>76,78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1610313" calcext:value-type="float">
            <text:p><text:s/>1,610,313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47386" calcext:value-type="float">
            <text:p><text:s/>47,38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7333" calcext:value-type="float">
            <text:p><text:s/>7,333 <text:s/></text:p>
          </table:table-cell>
          <table:table-cell table:style-name="ce50" office:value-type="float" office:value="76788" calcext:value-type="float">
            <text:p><text:s/>76,78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583676" calcext:value-type="float">
            <text:p><text:s/>583,676 <text:s/></text:p>
          </table:table-cell>
          <table:table-cell table:style-name="ce50" office:value-type="float" office:value="296777" calcext:value-type="float">
            <text:p><text:s/>296,77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5000" calcext:value-type="float">
            <text:p><text:s/>5,000 <text:s/></text:p>
          </table:table-cell>
          <table:table-cell table:style-name="ce50" office:value-type="float" office:value="5570" calcext:value-type="float">
            <text:p><text:s/>5,57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578676" calcext:value-type="float">
            <text:p><text:s/>578,676 <text:s/></text:p>
          </table:table-cell>
          <table:table-cell table:style-name="ce51" office:value-type="float" office:value="291207" calcext:value-type="float">
            <text:p><text:s/>291,207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04333" calcext:value-type="float">
            <text:p><text:s/>304,333 <text:s/></text:p>
          </table:table-cell>
          <table:table-cell table:style-name="ce50" office:value-type="float" office:value="282362" calcext:value-type="float">
            <text:p><text:s/>282,36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6804" calcext:value-type="float">
            <text:p><text:s/>6,804 <text:s/></text:p>
          </table:table-cell>
          <table:table-cell table:style-name="ce50" office:value-type="float" office:value="36777" calcext:value-type="float">
            <text:p><text:s/>36,77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69194" calcext:value-type="float">
            <text:p><text:s/>69,194 <text:s/></text:p>
          </table:table-cell>
          <table:table-cell table:style-name="ce50" office:value-type="float" office:value="2217" calcext:value-type="float">
            <text:p><text:s/>2,21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2627" calcext:value-type="float">
            <text:p><text:s/>2,627 <text:s/></text:p>
          </table:table-cell>
          <table:table-cell table:style-name="ce50" office:value-type="float" office:value="48" calcext:value-type="float">
            <text:p><text:s/>4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5073" calcext:value-type="float">
            <text:p><text:s/>5,073 <text:s/></text:p>
          </table:table-cell>
          <table:table-cell table:style-name="ce50" office:value-type="float" office:value="5157" calcext:value-type="float">
            <text:p><text:s/>5,15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04163" calcext:value-type="float">
            <text:p><text:s/>204,163 <text:s/></text:p>
          </table:table-cell>
          <table:table-cell table:style-name="ce50" office:value-type="float" office:value="209332" calcext:value-type="float">
            <text:p><text:s/>209,33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6472" calcext:value-type="float">
            <text:p><text:s/>16,472 <text:s/></text:p>
          </table:table-cell>
          <table:table-cell table:style-name="ce51" office:value-type="float" office:value="28831" calcext:value-type="float">
            <text:p><text:s/>28,83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9832.562376238" calcext:value-type="float">
            <text:p><text:s/>169,833 <text:s/></text:p>
          </table:table-cell>
          <table:table-cell table:style-name="ce50" office:value-type="float" office:value="287366" calcext:value-type="float">
            <text:p><text:s/>287,366 <text:s/></text:p>
          </table:table-cell>
          <table:table-cell table:style-name="ce50" office:value-type="float" office:value="30334" calcext:value-type="float">
            <text:p><text:s/>30,33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29880.627826087" calcext:value-type="float">
            <text:p><text:s/>329,881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9832.562376238" calcext:value-type="float">
            <text:p><text:s/>169,833 <text:s/></text:p>
          </table:table-cell>
          <table:table-cell table:style-name="ce50" office:value-type="float" office:value="287366" calcext:value-type="float">
            <text:p><text:s/>287,366 <text:s/></text:p>
          </table:table-cell>
          <table:table-cell table:style-name="ce50" office:value-type="float" office:value="30334" calcext:value-type="float">
            <text:p><text:s/>30,33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29880.627826087" calcext:value-type="float">
            <text:p><text:s/>329,881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95023.891979958" calcext:value-type="float">
            <text:p><text:s/>295,024 <text:s/></text:p>
          </table:table-cell>
          <table:table-cell table:style-name="ce57" office:value-type="float" office:value="15111247.19102" calcext:value-type="float">
            <text:p><text:s/>15,111,247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95023.891979958" calcext:value-type="float">
            <text:p><text:s/>295,024 <text:s/></text:p>
          </table:table-cell>
          <table:table-cell table:style-name="ce57" office:value-type="float" office:value="15111247.19102" calcext:value-type="float">
            <text:p><text:s/>15,111,247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2年(西元1983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002810" calcext:value-type="float">
            <text:p><text:s/>1,002,810 <text:s/></text:p>
          </table:table-cell>
          <table:table-cell table:style-name="ce49" office:value-type="float" office:value="1470788" calcext:value-type="float">
            <text:p><text:s/>1,470,788 <text:s/></text:p>
          </table:table-cell>
          <table:table-cell table:number-columns-repeated="7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31494.772727273" calcext:value-type="float">
            <text:p><text:s/>131,495 <text:s/></text:p>
          </table:table-cell>
          <table:table-cell table:style-name="ce50" office:value-type="float" office:value="192859" calcext:value-type="float">
            <text:p><text:s/>192,85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871315.227272727" calcext:value-type="float">
            <text:p><text:s/>871,315 <text:s/></text:p>
          </table:table-cell>
          <table:table-cell table:style-name="ce51" office:value-type="float" office:value="1277929" calcext:value-type="float">
            <text:p><text:s/>1,277,929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8814.3181818182" calcext:value-type="float">
            <text:p><text:s/>58,814 <text:s/></text:p>
          </table:table-cell>
          <table:table-cell table:style-name="ce50" office:value-type="float" office:value="86261" calcext:value-type="float">
            <text:p><text:s/>86,2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58814.3181818182" calcext:value-type="float">
            <text:p><text:s/>58,814 <text:s/></text:p>
          </table:table-cell>
          <table:table-cell table:style-name="ce50" office:value-type="float" office:value="86261" calcext:value-type="float">
            <text:p><text:s/>86,2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812500.909090909" calcext:value-type="float">
            <text:p><text:s/>812,501 <text:s/></text:p>
          </table:table-cell>
          <table:table-cell table:style-name="ce52" office:value-type="float" office:value="1191668" calcext:value-type="float">
            <text:p><text:s/>1,191,668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77389.318181818" calcext:value-type="float">
            <text:p><text:s/>477,389 <text:s/></text:p>
          </table:table-cell>
          <table:table-cell table:style-name="ce52" office:value-type="float" office:value="700171" calcext:value-type="float">
            <text:p><text:s/>700,171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87369.772727273" calcext:value-type="float">
            <text:p><text:s/>187,370 <text:s/></text:p>
          </table:table-cell>
          <table:table-cell table:style-name="ce50" office:value-type="float" office:value="274809" calcext:value-type="float">
            <text:p><text:s/>274,80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210" calcext:value-type="float">
            <text:p><text:s/>210 <text:s/></text:p>
          </table:table-cell>
          <table:table-cell table:style-name="ce50" office:value-type="float" office:value="308" calcext:value-type="float">
            <text:p><text:s/>30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925.22727272727" calcext:value-type="float">
            <text:p><text:s/>3,925 <text:s/></text:p>
          </table:table-cell>
          <table:table-cell table:style-name="ce50" office:value-type="float" office:value="5757" calcext:value-type="float">
            <text:p><text:s/>5,75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648.409090909091" calcext:value-type="float">
            <text:p><text:s/>648 <text:s/></text:p>
          </table:table-cell>
          <table:table-cell table:style-name="ce50" office:value-type="float" office:value="951" calcext:value-type="float">
            <text:p><text:s/>9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15" calcext:value-type="float">
            <text:p><text:s/>15 <text:s/></text:p>
          </table:table-cell>
          <table:table-cell table:style-name="ce50" office:value-type="float" office:value="22" calcext:value-type="float">
            <text:p><text:s/>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2.9545454545455" calcext:value-type="float">
            <text:p><text:s/>13 <text:s/></text:p>
          </table:table-cell>
          <table:table-cell table:style-name="ce50" office:value-type="float" office:value="19" calcext:value-type="float">
            <text:p><text:s/>1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37291.3636363636" calcext:value-type="float">
            <text:p><text:s/>37,291 <text:s/></text:p>
          </table:table-cell>
          <table:table-cell table:style-name="ce50" office:value-type="float" office:value="54694" calcext:value-type="float">
            <text:p><text:s/>54,6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36437.7272727273" calcext:value-type="float">
            <text:p><text:s/>36,438 <text:s/></text:p>
          </table:table-cell>
          <table:table-cell table:style-name="ce50" office:value-type="float" office:value="53442" calcext:value-type="float">
            <text:p><text:s/>53,4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36437.7272727273" calcext:value-type="float">
            <text:p>( 36,438 <text:s/>)</text:p>
          </table:table-cell>
          <table:table-cell table:style-name="ce53" office:value-type="float" office:value="53442" calcext:value-type="float">
            <text:p>( 53,442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156.136363636364" calcext:value-type="float">
            <text:p><text:s/>156 <text:s/></text:p>
          </table:table-cell>
          <table:table-cell table:style-name="ce50" office:value-type="float" office:value="229" calcext:value-type="float">
            <text:p><text:s/>22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576.818181818182" calcext:value-type="float">
            <text:p><text:s/>577 <text:s/></text:p>
          </table:table-cell>
          <table:table-cell table:style-name="ce50" office:value-type="float" office:value="846" calcext:value-type="float">
            <text:p><text:s/>84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20.681818181818" calcext:value-type="float">
            <text:p><text:s/>121 <text:s/></text:p>
          </table:table-cell>
          <table:table-cell table:style-name="ce54" office:value-type="float" office:value="177" calcext:value-type="float">
            <text:p><text:s/>177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709.772727272727" calcext:value-type="float">
            <text:p><text:s/>710 <text:s/></text:p>
          </table:table-cell>
          <table:table-cell table:style-name="ce50" office:value-type="float" office:value="1041" calcext:value-type="float">
            <text:p><text:s/>1,04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12.2727272727273" calcext:value-type="float">
            <text:p><text:s/>12 <text:s/></text:p>
          </table:table-cell>
          <table:table-cell table:style-name="ce50" office:value-type="float" office:value="18" calcext:value-type="float">
            <text:p><text:s/>1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64.7727272727273" calcext:value-type="float">
            <text:p><text:s/>65 <text:s/></text:p>
          </table:table-cell>
          <table:table-cell table:style-name="ce54" office:value-type="float" office:value="95" calcext:value-type="float">
            <text:p><text:s/>95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19925" calcext:value-type="float">
            <text:p><text:s/>119,925 <text:s/></text:p>
          </table:table-cell>
          <table:table-cell table:style-name="ce50" office:value-type="float" office:value="175890" calcext:value-type="float">
            <text:p><text:s/>175,8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19925" calcext:value-type="float">
            <text:p><text:s/>119,925 <text:s/></text:p>
          </table:table-cell>
          <table:table-cell table:style-name="ce50" office:value-type="float" office:value="175890" calcext:value-type="float">
            <text:p><text:s/>175,8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58515" calcext:value-type="float">
            <text:p>( 58,515 <text:s/>)</text:p>
          </table:table-cell>
          <table:table-cell table:style-name="ce53" office:value-type="float" office:value="85822" calcext:value-type="float">
            <text:p>( 85,822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32112.9545454545" calcext:value-type="float">
            <text:p>( 32,113 <text:s/>)</text:p>
          </table:table-cell>
          <table:table-cell table:style-name="ce55" office:value-type="float" office:value="47099" calcext:value-type="float">
            <text:p>( 47,099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827.727272727273" calcext:value-type="float">
            <text:p><text:s/>828 <text:s/></text:p>
          </table:table-cell>
          <table:table-cell table:style-name="ce50" office:value-type="float" office:value="1214" calcext:value-type="float">
            <text:p><text:s/>1,21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827.727272727273" calcext:value-type="float">
            <text:p><text:s/>828 <text:s/></text:p>
          </table:table-cell>
          <table:table-cell table:style-name="ce50" office:value-type="float" office:value="1214" calcext:value-type="float">
            <text:p><text:s/>1,21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765.681818181818" calcext:value-type="float">
            <text:p><text:s/>766 <text:s/></text:p>
          </table:table-cell>
          <table:table-cell table:style-name="ce50" office:value-type="float" office:value="1123" calcext:value-type="float">
            <text:p><text:s/>1,12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203.40909090909" calcext:value-type="float">
            <text:p><text:s/>1,203 <text:s/></text:p>
          </table:table-cell>
          <table:table-cell table:style-name="ce54" office:value-type="float" office:value="1765" calcext:value-type="float">
            <text:p><text:s/>1,765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2499.54545454545" calcext:value-type="float">
            <text:p><text:s/>2,500 <text:s/></text:p>
          </table:table-cell>
          <table:table-cell table:style-name="ce50" office:value-type="float" office:value="3666" calcext:value-type="float">
            <text:p><text:s/>3,66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825.22727272727" calcext:value-type="float">
            <text:p><text:s/>1,825 <text:s/></text:p>
          </table:table-cell>
          <table:table-cell table:style-name="ce50" office:value-type="float" office:value="2677" calcext:value-type="float">
            <text:p><text:s/>2,67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7433.4090909091" calcext:value-type="float">
            <text:p><text:s/>17,433 <text:s/></text:p>
          </table:table-cell>
          <table:table-cell table:style-name="ce50" office:value-type="float" office:value="25569" calcext:value-type="float">
            <text:p><text:s/>25,56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66679.7727272727" calcext:value-type="float">
            <text:p><text:s/>66,680 <text:s/></text:p>
          </table:table-cell>
          <table:table-cell table:style-name="ce50" office:value-type="float" office:value="97797" calcext:value-type="float">
            <text:p><text:s/>97,7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58605.6818181818" calcext:value-type="float">
            <text:p><text:s/>58,606 <text:s/></text:p>
          </table:table-cell>
          <table:table-cell table:style-name="ce50" office:value-type="float" office:value="85955" calcext:value-type="float">
            <text:p><text:s/>85,95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5453.86363636364" calcext:value-type="float">
            <text:p><text:s/>5,454 <text:s/></text:p>
          </table:table-cell>
          <table:table-cell table:style-name="ce50" office:value-type="float" office:value="7999" calcext:value-type="float">
            <text:p><text:s/>7,99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2620.22727272727" calcext:value-type="float">
            <text:p><text:s/>2,620 <text:s/></text:p>
          </table:table-cell>
          <table:table-cell table:style-name="ce51" office:value-type="float" office:value="3843" calcext:value-type="float">
            <text:p><text:s/>3,843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223339.772727273" calcext:value-type="float">
            <text:p><text:s/>223,340 <text:s/></text:p>
          </table:table-cell>
          <table:table-cell table:style-name="ce52" office:value-type="float" office:value="327565" calcext:value-type="float">
            <text:p><text:s/>327,565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335111.590909091" calcext:value-type="float">
            <text:p><text:s/>335,112 <text:s/></text:p>
          </table:table-cell>
          <table:table-cell table:style-name="ce50" office:value-type="float" office:value="491497" calcext:value-type="float">
            <text:p><text:s/>491,4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335111.590909091" calcext:value-type="float">
            <text:p><text:s/>335,112 <text:s/></text:p>
          </table:table-cell>
          <table:table-cell table:style-name="ce50" office:value-type="float" office:value="491497" calcext:value-type="float">
            <text:p><text:s/>491,4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2年(西元1983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4987750.139" calcext:value-type="float">
            <text:p><text:s/>4,987,750 <text:s/></text:p>
          </table:table-cell>
          <table:table-cell table:style-name="ce49" office:value-type="float" office:value="4545.145" calcext:value-type="float">
            <text:p><text:s/>4,545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8903699" calcext:value-type="float">
            <text:p><text:s/>18,903,69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8903699" calcext:value-type="float">
            <text:p><text:s/>18,903,699 <text:s/></text:p>
          </table:table-cell>
          <table:table-cell table:style-name="ce51" office:value-type="float" office:value="4987750.139" calcext:value-type="float">
            <text:p><text:s/>4,987,750 <text:s/></text:p>
          </table:table-cell>
          <table:table-cell table:style-name="ce51" office:value-type="float" office:value="4545.145" calcext:value-type="float">
            <text:p><text:s/>4,545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2821.279319" calcext:value-type="float">
            <text:p><text:s/>2,821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8903699" calcext:value-type="float">
            <text:p><text:s/>18,903,699 <text:s/></text:p>
          </table:table-cell>
          <table:table-cell table:style-name="ce50" office:value-type="float" office:value="4987750.139" calcext:value-type="float">
            <text:p><text:s/>4,987,750 <text:s/></text:p>
          </table:table-cell>
          <table:table-cell table:style-name="ce50" office:value-type="float" office:value="4545.145" calcext:value-type="float">
            <text:p><text:s/>4,54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8903699" calcext:value-type="float">
            <text:p><text:s/>18,903,699 <text:s/></text:p>
          </table:table-cell>
          <table:table-cell table:style-name="ce50" office:value-type="float" office:value="4987750.139" calcext:value-type="float">
            <text:p><text:s/>4,987,750 <text:s/></text:p>
          </table:table-cell>
          <table:table-cell table:style-name="ce50" office:value-type="float" office:value="4545.145" calcext:value-type="float">
            <text:p><text:s/>4,54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297575.958" calcext:value-type="float">
            <text:p><text:s/>48,297,57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297575.958" calcext:value-type="float">
            <text:p><text:s/>48,297,576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66128.168" calcext:value-type="float">
            <text:p><text:s/>3,166,12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4499.998" calcext:value-type="float">
            <text:p><text:s/>194,50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383.262" calcext:value-type="float">
            <text:p><text:s/>4,38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2087.975" calcext:value-type="float">
            <text:p><text:s/>152,08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59567.995" calcext:value-type="float">
            <text:p><text:s/>759,56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55588.938" calcext:value-type="float">
            <text:p><text:s/>2,055,58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3100025.008681" calcext:value-type="float">
            <text:p><text:s/>3,100,025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2028601.502" calcext:value-type="float">
            <text:p><text:s/>42,028,602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2028601.502" calcext:value-type="float">
            <text:p><text:s/>42,028,60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929295.557" calcext:value-type="float">
            <text:p><text:s/>25,929,29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4136.808" calcext:value-type="float">
            <text:p><text:s/>314,13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31146.492" calcext:value-type="float">
            <text:p><text:s/>1,431,14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94505.851" calcext:value-type="float">
            <text:p><text:s/>4,594,50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1287.92" calcext:value-type="float">
            <text:p><text:s/>91,28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05167.296" calcext:value-type="float">
            <text:p><text:s/>605,16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60859.112" calcext:value-type="float">
            <text:p><text:s/>1,560,85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7820.975" calcext:value-type="float">
            <text:p><text:s/>77,82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757222.288" calcext:value-type="float">
            <text:p><text:s/>4,757,22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96471.591" calcext:value-type="float">
            <text:p><text:s/>1,496,47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223325.297" calcext:value-type="float">
            <text:p>( 1,223,325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73146.294" calcext:value-type="float">
            <text:p>( 273,14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36751.292" calcext:value-type="float">
            <text:p><text:s/>1,936,75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23999.405" calcext:value-type="float">
            <text:p><text:s/>1,323,999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43652.861" calcext:value-type="float">
            <text:p><text:s/>743,6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9953.074" calcext:value-type="float">
            <text:p><text:s/>379,953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980961.409" calcext:value-type="float">
            <text:p><text:s/>980,96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39614.304" calcext:value-type="float">
            <text:p><text:s/>2,539,61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33507.033" calcext:value-type="float">
            <text:p><text:s/>1,833,50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06107.271" calcext:value-type="float">
            <text:p><text:s/>706,10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57820.05" calcext:value-type="float">
            <text:p><text:s/>3,457,82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67175.33" calcext:value-type="float">
            <text:p><text:s/>3,367,17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0644.72" calcext:value-type="float">
            <text:p><text:s/>90,64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62365.454" calcext:value-type="float">
            <text:p>( 62,365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82329.03" calcext:value-type="float">
            <text:p><text:s/>1,182,329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609570.338" calcext:value-type="float">
            <text:p><text:s/>609,57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48989.57" calcext:value-type="float">
            <text:p><text:s/>1,348,99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39252.227" calcext:value-type="float">
            <text:p><text:s/>439,25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0264.634" calcext:value-type="float">
            <text:p><text:s/>280,26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6649.172" calcext:value-type="float">
            <text:p><text:s/>486,64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092.146" calcext:value-type="float">
            <text:p><text:s/>48,092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9501.982" calcext:value-type="float">
            <text:p><text:s/>239,50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9501.982" calcext:value-type="float">
            <text:p><text:s/>239,50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20378.404" calcext:value-type="float">
            <text:p><text:s/>820,37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6331.412" calcext:value-type="float">
            <text:p><text:s/>166,331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654046.992" calcext:value-type="float">
            <text:p><text:s/>654,04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049064.169" calcext:value-type="float">
            <text:p><text:s/>6,049,0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54140.41380145" calcext:value-type="float">
            <text:p><text:s/>654,14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3449.078032696" calcext:value-type="float">
            <text:p><text:s/>273,44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5938.945" calcext:value-type="float">
            <text:p><text:s/>135,93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9439.031" calcext:value-type="float">
            <text:p><text:s/>149,43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6747.375" calcext:value-type="float">
            <text:p><text:s/>216,74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8016.377370979" calcext:value-type="float">
            <text:p><text:s/>148,01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9919.434286469" calcext:value-type="float">
            <text:p><text:s/>59,91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36006.186508406" calcext:value-type="float">
            <text:p><text:s/>836,00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26298.562" calcext:value-type="float">
            <text:p><text:s/>1,026,299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2549108.766" calcext:value-type="float">
            <text:p><text:s/>2,549,109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8990361.39" calcext:value-type="float">
            <text:p><text:s/>8,990,36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8903699" calcext:value-type="float">
            <text:p><text:s/>18,903,699 <text:s/></text:p>
          </table:table-cell>
          <table:table-cell table:style-name="ce57" office:value-type="float" office:value="4987750.139" calcext:value-type="float">
            <text:p><text:s/>4,987,750 <text:s/></text:p>
          </table:table-cell>
          <table:table-cell table:style-name="ce57" office:value-type="float" office:value="4545.145" calcext:value-type="float">
            <text:p><text:s/>4,545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18903699" calcext:value-type="float">
            <text:p><text:s/>18,903,699 <text:s/></text:p>
          </table:table-cell>
          <table:table-cell table:style-name="ce57" office:value-type="float" office:value="4987750.139" calcext:value-type="float">
            <text:p><text:s/>4,987,750 <text:s/></text:p>
          </table:table-cell>
          <table:table-cell table:style-name="ce57" office:value-type="float" office:value="4545.145" calcext:value-type="float">
            <text:p><text:s/>4,545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2年(西元1983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2"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